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Times1" svg:font-family="Times" style:font-family-generic="roman"/>
    <style:font-face style:name="Monospace" svg:font-family="Monospace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3" style:family="text">
      <style:text-properties fo:color="#000000" style:font-name="Monospace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T4" style:family="text">
      <style:text-properties fo:color="#000000" style:font-name="Times1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T5" style:family="text">
      <style:text-properties fo:color="#000000" style:font-name="Times1" fo:font-size="12pt" fo:font-style="italic" fo:font-weight="normal" style:font-name-asian="Monospace" style:font-size-asian="10.5pt" style:font-style-asian="italic" style:font-weight-asian="normal" style:font-name-complex="Monospace" style:font-size-complex="12pt" style:font-style-complex="italic" style:font-weight-complex="normal"/>
    </style:style>
    <style:style style:name="T6" style:family="text">
      <style:text-properties fo:color="#000000" style:font-name="Times1" fo:font-size="12pt" fo:font-style="normal" fo:font-weight="normal" style:font-name-asian="Monospace" style:font-size-asian="10.5pt" style:font-style-asian="normal" style:font-weight-asian="normal" style:font-name-complex="Monospace" style:font-size-complex="12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Test Driven Development</text:h>
      <text:p text:style-name="Text_20_body">Regola-kit propone come metologia per lo sviluppo delle applicazioni il Test Driven Development, basandosi sull'utilizzo di Junit 3 e dei mock.</text:p>
      <text:p text:style-name="Text_20_body"/>
      <text:p text:style-name="P1">Test ai POJO ( Plain Old Java Object )</text:p>
      <text:p text:style-name="P3">Per il testing di semplici funzionalità delle varie parti dell'applicazione.</text:p>
      <text:p text:style-name="Text_20_body"><text:span text:style-name="T7">Estendere la classe base </text:span><text:span text:style-name="T1">junit.framework.TestCase</text:span><text:span text:style-name="T2"> </text:span><text:span text:style-name="T4">e dichiarare i metodi per i test di unità con un nome che inizi con “test”.</text:span></text:p>
      <text:p text:style-name="Text_20_body"><text:span text:style-name="T4">Utilizzare il metodo </text:span><text:span text:style-name="T5">public void setUp()</text:span><text:span text:style-name="T6"> per eventuali configurazioni iniziali da eseguire prima di ogni test.</text:span></text:p>
      <text:p text:style-name="Text_20_body"><text:span text:style-name="T6">Vedere l'esempio pojo.ExamplePojoTest .</text:span></text:p>
      <text:p text:style-name="P1"/>
      <text:p text:style-name="P1">Test al DAO</text:p>
      <text:p text:style-name="Text_20_body"><text:span text:style-name="T7">Per effettuare il testing al livello di accesso ai dati si può estendere la classe base offerta da regola-kit </text:span><text:span text:style-name="T1">org.regola.dao.hibernate</text:span><text:span text:style-name="T2">.BaseDaoTestCase </text:span><text:span text:style-name="T4">avendo precendentemente effettuato la configurazione Spring del data source e del bean dao da testare, che verrà iniettato nella classe di test da Spring.</text:span></text:p>
      <text:p text:style-name="Text_20_body"><text:span text:style-name="T4">Vedere la classe dao.ExampleDaoTest .</text:span></text:p>
      <text:p text:style-name="P1"/>
      <text:p text:style-name="P1">Test ai Servizi</text:p>
      <text:p text:style-name="Text_20_body"><text:span text:style-name="T7">Il testing a livello dei manager dell'applicazione può essere svolto estendendo la classe base offerta da regola-kit </text:span><text:span text:style-name="T1">org.regola.service</text:span><text:span text:style-name="T2">.BaseManagerTestCase </text:span><text:span text:style-name="T3">avendo </text:span><text:span text:style-name="T4">avendo precendentemente effettuato la configurazione Spring <text:s/>del bean manager da testare, che verrà iniettato nella classe di test da Spring.</text:span></text:p>
      <text:p text:style-name="Text_20_body"><text:span text:style-name="T4">Vedere la classe service.ExampleServiceTest .</text:span></text:p>
      <text:p text:style-name="Text_20_body"><text:span text:style-name="T4">Questi test possono essere effettuati mediante classi mock delle corrispondenti classi dao che tornano dei dati fittizi, in modo da non dover inutilmente reperire al database.</text:span></text:p>
      <text:p text:style-name="Text_20_body"><text:span text:style-name="T4">Per utilizzare i mock va realizzata la classe mock desiderata e registrata come bean in un opportuno applicationContext di Spring con un nome che termini per '-mock.xml' e che si trovi in una cartella di nome 'mock', in modo che venga fatto iniettare a Spring tale oggetto, piuttosto che l'oggetto rea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Times1" svg:font-family="Times" style:font-family-generic="roman"/>
    <style:font-face style:name="Monospace" svg:font-family="Monospace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abio</meta:initial-creator>
    <meta:creation-date>2007-12-02T22:18:40</meta:creation-date>
    <dc:creator>fabio</dc:creator>
    <dc:date>2007-12-03T09:05:15</dc:date>
    <meta:editing-cycles>2</meta:editing-cycles>
    <meta:editing-duration>PT50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58" meta:character-count="1750"/>
  </office:meta>
</office:document-meta>
</file>